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b153"/>
    </style:style>
    <style:style style:name="P2" style:family="paragraph" style:parent-style-name="Standard">
      <style:text-properties officeooo:rsid="0015ec85" officeooo:paragraph-rsid="0015ec85"/>
    </style:style>
    <style:style style:name="P3" style:family="paragraph" style:parent-style-name="Standard">
      <style:text-properties officeooo:rsid="0015ec85" officeooo:paragraph-rsid="001610ba"/>
    </style:style>
    <style:style style:name="P4" style:family="paragraph" style:parent-style-name="Standard">
      <style:text-properties officeooo:rsid="001610ba" officeooo:paragraph-rsid="001610ba"/>
    </style:style>
    <style:style style:name="P5" style:family="paragraph" style:parent-style-name="Standard">
      <style:text-properties officeooo:paragraph-rsid="001610ba"/>
    </style:style>
    <style:style style:name="P6" style:family="paragraph" style:parent-style-name="Standard">
      <style:text-properties officeooo:rsid="00168f10" officeooo:paragraph-rsid="00168f10"/>
    </style:style>
    <style:style style:name="T1" style:family="text">
      <style:text-properties officeooo:rsid="0015ec85"/>
    </style:style>
    <style:style style:name="T2" style:family="text">
      <style:text-properties officeooo:rsid="001610ba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1155cc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officeooo:rsid="0016ac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System: <text:span text:style-name="T1">Php7</text:span>, windows 10, Google Chrome Data 24.05.2017 </text:p>
      <text:p text:style-name="P1"/>
      <text:p text:style-name="P1"><text:tab/><text:span text:style-name="T7">Pagina nu intoarce un mesaj de confirmare a submitului a unui formular.</text:span></text:p>
      <text:p text:style-name="P1"/>
      <text:p text:style-name="P1">Test 1 : <text:s/><text:span text:style-name="T1">Adaugare de caractere invalide in capurile formularelor.</text:span></text:p>
      <text:p text:style-name="P2">Rezultat asteptat: Semnalare camp invalid completat.</text:p>
      <text:p text:style-name="P2">Rezultat obtinut: Semnalare camp invalid completat. </text:p>
      <text:p text:style-name="P2">Test trecut</text:p>
      <text:p text:style-name="P2"/>
      <text:p text:style-name="P2"/>
      <text:p text:style-name="P2">Test 2 : Adaugare unor date aberante in campul data nastere:</text:p>
      <text:p text:style-name="P2">Rezultat asteptat: Semnalare camp invalid completat.</text:p>
      <text:p text:style-name="P2">Rezultat obtinut: <text:s/>Pagina nu a semnalat camp invalid. </text:p>
      <text:p text:style-name="P2">Test picat</text:p>
      <text:p text:style-name="P2"/>
      <text:p text:style-name="P2">Test 3 : Supraincarcare unor campuri cu mai multe cuvinte.</text:p>
      <text:p text:style-name="P2">Rezultat asteptat: Semnalare camp invalid pentru un camp care nu indeplineste un regex.</text:p>
      <text:p text:style-name="P2">Rezultat obtinut : Pagina nu a semnalat camp invaid.</text:p>
      <text:p text:style-name="P2">Test picat</text:p>
      <text:p text:style-name="P2"/>
      <text:p text:style-name="P2">Test 4 : Completarea campului CNP cu valoarea <text:span text:style-name="T2">aberanta</text:span> 1111111111111</text:p>
      <text:p text:style-name="P2">Rezultat asteptat: Semnalare camp invalid completat</text:p>
      <text:p text:style-name="P2">Rezultat obtinut : Pagina nu a semnalat camp invalid</text:p>
      <text:p text:style-name="P2">Test picat</text:p>
      <text:p text:style-name="P2"/>
      <text:p text:style-name="P3">Test 5: Completarea<text:span text:style-name="T2"> campului Tip Buletin cu valoarea aberanta C.I.sasdasd</text:span></text:p>
      <text:p text:style-name="P2">Rezultat asteptat: <text:span text:style-name="T2">Semnalare camp invalid completat</text:span></text:p>
      <text:p text:style-name="P2">Rezultat obtinut : <text:s/><text:span text:style-name="T2">Pagina nu a semnalat camp invalid</text:span> </text:p>
      <text:p text:style-name="P2">Test <text:span text:style-name="T2">picat</text:span></text:p>
      <text:p text:style-name="P2"/>
      <text:p text:style-name="P3">Test <text:span text:style-name="T2">6</text:span>: Completarea campului CNP cu valoarea <text:span text:style-name="T2">aberanta</text:span> 1111111111111</text:p>
      <text:p text:style-name="P3">Rezultat asteptat: Semnalare camp invalid completat</text:p>
      <text:p text:style-name="P3">Rezultat obtinut : Pagina nu a semnalat camp invalid</text:p>
      <text:p text:style-name="P3">Test picat</text:p>
      <text:p text:style-name="P3"/>
      <text:p text:style-name="P4"><text:s/>Test 7: Completarea campului "Eliberat de", Nume, Prenume,Prenume mama, Prenume tata, etnie, limba materna, tip buletin, localitate, strada,cu valoarea "drop table x where "</text:p>
      <text:p text:style-name="P4">Rezultat astepta: Semnalare camp invalid,</text:p>
      <text:p text:style-name="P4">Rezultat obtinut: Pagina nu a semnalat camp invalid</text:p>
      <text:p text:style-name="P4">Test pica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rori de parsare obtinute prin verificarea fisierului pe evaluatorul online: <text:tab/><text:tab/>http://www.icosaedro.it/phplint/phplint-on-line.html</text:p>
      <text:p text:style-name="P5"><text:span text:style-name="T2">Rezultat:</text:span><text:span text:style-name="T4">Overall test results: 144 errors, 7 warnings.</text:span></text:p>
      <text:p text:style-name="P5"><text:span text:style-name="T4"/></text:p>
      <text:p text:style-name="P4">Erori de securitate obtinute prin verificare fisierului pe evaluatorul online:</text:p>
      <text:p text:style-name="P6"><text:tab/><text:tab/><text:a xlink:type="simple" xlink:href="http://www.devbug.co.uk/" text:style-name="Internet_20_link" text:visited-style-name="Visited_20_Internet_20_Link">http://www.devbug.co.uk/</text:a>#</text:p>
      <text:p text:style-name="P6">Rezultat:</text:p>
      <text:p text:style-name="P6"><text:span text:style-name="T5">Line 336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Numele_De_Familie'</text:span><text:line-break/><text:span text:style-name="T5">Line 355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Initiala_Tata'</text:span><text:line-break/><text:span text:style-name="T5">Line 374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Prenumele'</text:span><text:line-break/><text:span text:style-name="T5">Line 398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Prenume_Mama'</text:span><text:line-break/><text:span text:style-name="T5">Line 417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Prenume_Tata'</text:span><text:line-break/><text:span text:style-name="T5">Line 464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Etnie'</text:span><text:line-break/><text:span text:style-name="T5">Line 484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Limba_Materna'</text:span><text:line-break/><text:span text:style-name="T5">Line 511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CNP'</text:span><text:line-break/><text:span text:style-name="T5">Line 530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Tip_Buletin'</text:span><text:line-break/><text:span text:style-name="T5">Line 549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Serie_Buletin'</text:span><text:line-break/><text:span text:style-name="T5">Line 568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Numar'</text:span><text:line-break/><text:span text:style-name="T5">Line 568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Numar_Buletin'</text:span><text:line-break/><text:span text:style-name="T5">Line 587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Buletin_Eliberat_De'</text:span><text:line-break/><text:span text:style-name="T5">Line 829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Strada'</text:span><text:line-break/><text:span text:style-name="T5">Line 848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Numar'</text:span><text:line-break/><text:span text:style-name="T5">Line 867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Bloc'</text:span><text:line-break/><text:span text:style-name="T5">Line 886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Scara'</text:span><text:line-break/><text:span text:style-name="T5">Line 905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Etaj'</text:span><text:line-break/><text:span text:style-name="T5">Line 924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Apartament'</text:span><text:line-break/><text:span text:style-name="T5">Line 948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Localitate'</text:span><text:line-break/><text:span text:style-name="T5">Line 1013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Cod_Postal'</text:span><text:line-break/><text:span text:style-name="T5">Line 1051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Telefon'</text:span><text:line-break/><text:span text:style-name="T5">Line 1073: </text:span><text:a xlink:type="simple" xlink:href="https://www.owasp.org/index.php/Cross-site_Scripting_(XSS)" office:target-frame-name="_blank" xlink:show="new" text:style-name="Internet_20_link" text:visited-style-name="Visited_20_Internet_20_Link"><text:span text:style-name="T6">Cross-Site Scripting (XSS)</text:span></text:a><text:span text:style-name="T3"> </text:span><text:span text:style-name="T5">in 'echo' via '$v_Licenta_Email'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S</meta:editing-duration>
    <meta:editing-cycles>5</meta:editing-cycles>
    <meta:generator>LibreOffice/5.2.6.2$Windows_x86 LibreOffice_project/a3100ed2409ebf1c212f5048fbe377c281438fdc</meta:generator>
    <dc:date>2017-05-25T02:38:15.571000000</dc:date>
    <meta:document-statistic meta:table-count="0" meta:image-count="0" meta:object-count="0" meta:page-count="2" meta:paragraph-count="36" meta:word-count="461" meta:character-count="3519" meta:non-whitespace-character-count="3079"/>
    <meta:user-defined meta:name="Info 1"/>
    <meta:user-defined meta:name="Info 2"/>
    <meta:user-defined meta:name="Info 3"/>
    <meta:user-defined meta:name="Info 4"/>
  </office:meta>
</office:document-meta>
</file>